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font-weight-complex="bold"/>
    </style:style>
    <style:style style:name="P2" style:family="paragraph" style:parent-style-name="Standard">
      <style:paragraph-properties fo:line-height="150%"/>
      <style:text-properties fo:font-size="12pt" fo:language="ca" fo:country="ES" fo:font-weight="bold" officeooo:rsid="0003db0e" officeooo:paragraph-rsid="0003db0e" style:font-size-asian="10.5pt" style:font-weight-asian="bold" style:font-size-complex="12pt" style:font-weight-complex="bold"/>
    </style:style>
    <style:style style:name="P3" style:family="paragraph" style:parent-style-name="Standard">
      <style:paragraph-properties fo:line-height="150%"/>
      <style:text-properties fo:font-size="12pt" fo:language="ca" fo:country="ES" fo:font-weight="bold" officeooo:rsid="0004a5b8" officeooo:paragraph-rsid="0004a5b8" style:font-size-asian="10.5pt" style:font-weight-asian="bold" style:font-size-complex="12pt" style:font-weight-complex="bold"/>
    </style:style>
    <style:style style:name="P4" style:family="paragraph" style:parent-style-name="Standard">
      <style:paragraph-properties fo:line-height="150%"/>
      <style:text-properties fo:font-size="12pt" fo:language="ca" fo:country="ES" fo:font-weight="bold" officeooo:rsid="00081ff3" officeooo:paragraph-rsid="00081ff3" style:font-size-asian="10.5pt" style:font-weight-asian="bold" style:font-size-complex="12pt" style:font-weight-complex="bold"/>
    </style:style>
    <style:style style:name="P5" style:family="paragraph" style:parent-style-name="Standard">
      <style:paragraph-properties fo:line-height="150%"/>
      <style:text-properties fo:font-size="12pt" fo:language="ca" fo:country="ES" fo:font-weight="normal" officeooo:rsid="00048de5" officeooo:paragraph-rsid="00048de5" style:font-size-asian="10.5pt" style:font-weight-asian="normal" style:font-size-complex="12pt" style:font-weight-complex="normal"/>
    </style:style>
    <style:style style:name="P6" style:family="paragraph" style:parent-style-name="Standard">
      <style:paragraph-properties fo:line-height="150%"/>
      <style:text-properties fo:font-size="12pt" fo:language="ca" fo:country="ES" fo:font-weight="normal" officeooo:rsid="0004a5b8" officeooo:paragraph-rsid="0004a5b8" style:font-size-asian="10.5pt" style:font-weight-asian="normal" style:font-size-complex="12pt" style:font-weight-complex="normal"/>
    </style:style>
    <style:style style:name="P7" style:family="paragraph" style:parent-style-name="Standard">
      <style:paragraph-properties fo:line-height="150%"/>
      <style:text-properties fo:font-size="12pt" fo:language="ca" fo:country="ES" fo:font-weight="normal" officeooo:rsid="0004c02c" officeooo:paragraph-rsid="0004c02c" style:font-size-asian="10.5pt" style:font-weight-asian="normal" style:font-size-complex="12pt" style:font-weight-complex="normal"/>
    </style:style>
    <style:style style:name="P8" style:family="paragraph" style:parent-style-name="Standard">
      <style:paragraph-properties fo:line-height="150%"/>
      <style:text-properties fo:font-size="12pt" fo:language="ca" fo:country="ES" fo:font-weight="normal" officeooo:rsid="00081ff3" officeooo:paragraph-rsid="00081ff3" style:font-size-asian="10.5pt" style:font-weight-asian="normal" style:font-size-complex="12pt" style:font-weight-complex="normal"/>
    </style:style>
    <style:style style:name="P9" style:family="paragraph" style:parent-style-name="Standard">
      <style:paragraph-properties fo:line-height="150%"/>
      <style:text-properties fo:font-size="12pt" fo:language="ca" fo:country="ES" fo:font-weight="normal" officeooo:rsid="0009f141" officeooo:paragraph-rsid="0009f141" style:font-size-asian="10.5pt" style:font-weight-asian="normal" style:font-size-complex="12pt" style:font-weight-complex="normal"/>
    </style:style>
    <style:style style:name="P10" style:family="paragraph" style:parent-style-name="Standard">
      <style:paragraph-properties fo:line-height="150%"/>
      <style:text-properties fo:font-size="12pt" fo:language="ca" fo:country="ES" fo:font-weight="normal" officeooo:rsid="000b6640" officeooo:paragraph-rsid="000b6640" style:font-size-asian="10.5pt" style:font-weight-asian="normal" style:font-size-complex="12pt" style:font-weight-complex="normal"/>
    </style:style>
    <style:style style:name="P11" style:family="paragraph" style:parent-style-name="Standard">
      <style:paragraph-properties fo:line-height="150%"/>
      <style:text-properties fo:font-size="12pt" fo:language="ca" fo:country="ES" style:text-underline-style="solid" style:text-underline-width="auto" style:text-underline-color="font-color" fo:font-weight="bold" officeooo:rsid="0009f141" officeooo:paragraph-rsid="0009f141" style:font-size-asian="10.5pt" style:font-weight-asian="bold" style:font-size-complex="12pt" style:font-weight-complex="bold"/>
    </style:style>
    <style:style style:name="P12" style:family="paragraph" style:parent-style-name="Standard">
      <style:text-properties fo:font-size="12pt" fo:language="ca" fo:country="ES" style:font-size-asian="12pt" style:font-size-complex="12pt"/>
    </style:style>
    <style:style style:name="P13"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style:font-size-asian="12pt" style:font-size-complex="12pt"/>
    </style:style>
    <style:style style:name="P15" style:family="paragraph" style:parent-style-name="Standard">
      <style:text-properties fo:font-size="12pt" style:font-size-asian="12pt" style:font-size-complex="12pt"/>
    </style:style>
    <style:style style:name="P16" style:family="paragraph" style:parent-style-name="Standard" style:master-page-name="Standard">
      <style:paragraph-properties style:page-number="auto"/>
    </style:style>
    <style:style style:name="P17" style:family="paragraph" style:parent-style-name="List_20_Paragraph" style:list-style-name="WWNum1">
      <style:text-properties fo:font-size="12pt" style:font-size-asian="12pt" style:font-size-complex="12pt"/>
    </style:style>
    <style:style style:name="P18" style:family="paragraph" style:parent-style-name="Footer">
      <style:paragraph-properties fo:text-align="center" style:justify-single-word="false"/>
    </style:style>
    <style:style style:name="P19" style:family="paragraph" style:parent-style-name="Header">
      <style:paragraph-properties fo:text-align="end" style:justify-single-word="false"/>
      <style:text-properties fo:font-size="10pt" officeooo:rsid="000b6640" officeooo:paragraph-rsid="000b6640" style:font-size-asian="8.75pt" style:font-size-complex="10pt"/>
    </style:style>
    <style:style style:name="T1" style:family="text">
      <style:text-properties fo:language="ca" fo:country="ES"/>
    </style:style>
    <style:style style:name="T2" style:family="text">
      <style:text-properties fo:language="ca" fo:country="ES" officeooo:rsid="00033f10"/>
    </style:style>
    <style:style style:name="T3" style:family="text">
      <style:text-properties fo:language="ca" fo:country="ES" officeooo:rsid="000a8397"/>
    </style:style>
    <style:style style:name="T4" style:family="text">
      <style:text-properties officeooo:rsid="00033f10"/>
    </style:style>
    <style:style style:name="T5" style:family="text">
      <style:text-properties style:text-underline-style="none"/>
    </style:style>
    <style:style style:name="T6" style:family="text">
      <style:text-properties officeooo:rsid="0004a5b8"/>
    </style:style>
    <style:style style:name="T7" style:family="text">
      <style:text-properties officeooo:rsid="0009f141"/>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0b66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text:p>
      <text:p text:style-name="P13"><text:span text:style-name="T3">Practica 2 d'Empresa: </text:span><text:span text:style-name="T1">Assignació de tasques</text:span></text:p>
      <text:p text:style-name="P12"/>
      <text:p text:style-name="P1"><text:span text:style-name="T1">Objectiu: </text:span></text:p>
      <text:p text:style-name="P15"><text:span text:style-name="T1">Entendre que pot haver diverses maneres d’organitzar el treball d’un equip. Les avantatges i inconvenients de cada una d’elles</text:span></text:p>
      <text:p text:style-name="P12"/>
      <text:p text:style-name="P1"><text:span text:style-name="T1">Fonts d’informació:</text:span></text:p>
      <text:p text:style-name="P15"><text:span text:style-name="T1">Cerca informació sobre de tindre un equip amb individus especialitzats o que tothom sigui polivalent.</text:span></text:p>
      <text:p text:style-name="P12"/>
      <text:p text:style-name="P14"><text:span text:style-name="T5">“</text:span>Asignación de tareas especializadas o un amplio conjunto de tareas.</text:p>
      <text:p text:style-name="P15">FinanSoft Inc. es una distribuidora de programas informáticos financieros. Sus clientes son particulares y empresas. Dentro de FinanSoft, hay principalmente dos actividades o funciones: la venta de programas informáticos y el servicio posventa (ayudar a los clientes a instalar los programas informáticos en sus sistemas y gestionar su relación con otros programas). Por tanto, como muestra la Figura, FinanSoft debe realizar cuatro tareas básicas: las ventas y el servicio a cada uno de sus dos grupos de clientes. Naturalmente, estas cuatro tareas básicas podrían subdividirse en un número mucho mayor de tareas más pequeñas. Para facilitar el análisis, no hacemos esta división mayor y suponemos que la empresa sólo tiene cuatro tareas. </text:p>
      <text:p text:style-name="P15">FinanSoft está presente en muchos lugares de España. En la oficina que acaba de abrir, está previsto que cada una de las cuatro tareas se realice en cuatro horas. Por tanto, la empresa debe contratar dos empleados a tiempo completo en cada una de estas oficinas. Para estructurar los dos puestos de trabajo, las opciones más obvias son especializar a cada empleado en una de las funciones (en la de ventas o en la <text:span text:style-name="T4">de servicio</text:span>) que se realizan para ambos grupos de clientes o poner a uno de ellos a realizar las dos funciones para los particulares y al otro a realizar las dos funciones para las empresas clientes. Llamamos asignación de tareas especializadas a la primera opción y asignación de un amplio conjunto de tareas a la segunda.“</text:p>
      <text:p text:style-name="P12"/>
      <text:p text:style-name="P1"><text:span text:style-name="T1">Preguntes:</text:span></text:p>
      <text:p text:style-name="P12"/>
      <text:list xml:id="list1565769353488799007" text:style-name="WWNum1">
        <text:list-item>
          <text:p text:style-name="P17"><text:span text:style-name="T1">Explica el significat de tindre un equip polivalent</text:span></text:p>
        </text:list-item>
        <text:list-item>
          <text:p text:style-name="P17"><text:span text:style-name="T1">Avantatges </text:span><text:span text:style-name="T2">i</text:span><text:span text:style-name="T1"> desavantatges de la especialització</text:span></text:p>
        </text:list-item>
        <text:list-item>
          <text:p text:style-name="P17"><text:span text:style-name="T1">Avantatges </text:span><text:span text:style-name="T2">i</text:span><text:span text:style-name="T1"> desavantatges de la polivalència</text:span></text:p>
        </text:list-item>
      </text:list>
      <text:p text:style-name="P12"/>
      <text:p text:style-name="P1"><text:span text:style-name="T1">Conclusió:</text:span></text:p>
      <text:p text:style-name="P15"><text:span text:style-name="T1">Expressa el que et sembli mes rellevant del cas</text:span></text:p>
      <text:p text:style-name="P12"/>
      <text:p text:style-name="P15"><text:span text:style-name="T1">Què faries en aquest cas?</text:span></text:p>
      <text:p text:style-name="Standard"/>
      <text:p text:style-name="Standard"/>
      <text:p text:style-name="Standard"/>
      <text:p text:style-name="Standard"><text:soft-page-break/></text:p>
      <text:p text:style-name="Standard"/>
      <text:p text:style-name="Standard"/>
      <text:p text:style-name="Standard"/>
      <text:p text:style-name="P2">1. Explica el significat de tindre un equip polivalent.</text:p>
      <text:p text:style-name="P2"/>
      <text:p text:style-name="P5">Primerament, definim el concepte ''<text:span text:style-name="T6">polivalència</text:span>''; segons la RAE, «Que posee varios valores, equiparable al termino ''plurivalente''». Podem entendre doncs, que l'adjectiu ''polivalent'' es refereix, en el nostre cas, a un treballador que pot resoldre diverses coses, que serveix per diferents usos, que té distintes capacitats.</text:p>
      <text:p text:style-name="P6">Un treballador o professional polivalent són personal multifuncional que pot donar resposta a una multiplicitat de necessitats. </text:p>
      <text:p text:style-name="P6"/>
      <text:p text:style-name="P6">Parlant en termes d'equip, un equip polivalent és aquell que pot resoldre una gran quantitat de problemes usant els seus elements que el formen. Per a això, no és estrictament necessari que tots els elements o treballadors que el formen siguin molt polivalents, sinó que cadascun funcioni bé en les seves responsabilitats i l'equip funcioni fluidament, tot tenint una bona comunicació interna.</text:p>
      <text:p text:style-name="P6">Tenir un equip polivalent, que treballa de forma efectiva, pot significar un major nivell de capacitat davant la competència, ja que amb un mateix equip, es pot abarcar una major quantitat de problemes a resoldre, i per tant, més treball potencial.</text:p>
      <text:p text:style-name="P6"/>
      <text:p text:style-name="P3">2. Avantatges i desavantatges de la especialització.</text:p>
      <text:p text:style-name="P6"/>
      <text:p text:style-name="P7">De la mateixa forma, la RAE defineix el terme ''especialització'' com «Cultivar con profundidad una rama determinada y limitada de un objeto de conocimiento». Contràriament al terme ''polivalent'', ''especialització'' implica un grau de inflexibilitat en l'àrea de treball en la que s'aplica. Un treballador especialitzat, per una banda, sigui (amb gran certesa) un molt bon professional en el seu àmbit de treball, però per altra banda, tingui un limitat ús davant diversos problemes, i tingui un limitat coneixement sobre el mateix.</text:p>
      <text:p text:style-name="P7"><text:soft-page-break/></text:p>
      <text:p text:style-name="P8">La gran avantatge que pot aportar la especialització en un equip de treball, és la precisió i eficàcia amb la que pot fer el seu treball concret, sent difícilment vençuts per altres equips que es molestin en diversificar els seus punts forts. Una alta especialització pot aportar grans avanços en punts molt concrets.</text:p>
      <text:p text:style-name="P8">Per altra banda, un equip molt especialitzat pot sofrir un gran grau de dependència, i necessitar de ajuts externs (i per tant, fer gastos a serveis de tercers) per a arribar al seu correcte funcionament. També pot sofrir a l'hora de disposar de personal professional, ja que no qualsevol pot omplir el lloc d'un altra dins un equip d'especialistes; es precisa de personal indispensable i en alguns casos, difícil de trobar. </text:p>
      <text:p text:style-name="P8"/>
      <text:p text:style-name="P4">3. Avantatges i desavantatges de la <text:span text:style-name="T7">polivalència.</text:span></text:p>
      <text:p text:style-name="P4"/>
      <text:p text:style-name="P9">La polivalència en un equip de treballadors, pot implicar tant com moltes avantatges com a desavantatges. Un equip polivalent de professionals pot abarcar fàcilment molt més mercat per ells mateixos, ja que la seva gran quantitat de competències juga a favor en els clients potencials posteriors. Un equip polivalent (o distribució polivalent), pot disposar d'un alt grau de ''intercanviabilitat'' entre el seu personal, ja que probablement, tothom tingui competències diverses i semblants per a cobrir un a altres. Com a conseqüència d'aquesta ''intercanviabilitat'' (o grans competències), podem veure una gran independència com a unitat, ja que un equip amb aquestes característiques pot valer-se per ell mateix per a resoldre la majoria de problemes trobats en el seu àmbit. Aixo, indirectament, comporta un menor gast en serveis de tercers. </text:p>
      <text:p text:style-name="P9">Finalment, com a principals desavantatges d'un equip polivalent, trobem un major nombre de responsabilitats individuals, que recauen sobre el personal del equip, i que poden esser inadequades si es treballa sota <text:span text:style-name="T8">deadlines</text:span><text:span text:style-name="T9"> o dates límit. Aquest augment en el treball per individu en aquest equip pot causar malestar en els seus elements que el conformen. Trobem com a altra desavantatge, la menor profunditat en els treballs </text:span><text:soft-page-break/><text:span text:style-name="T9">realitzats (no és estrictament necessari que es compleixi) comparat amb el que pot ser realitzat per especialistes en el mateix camp.</text:span></text:p>
      <text:p text:style-name="P9"/>
      <text:p text:style-name="P11"><text:span text:style-name="T9">Conclusió:</text:span></text:p>
      <text:p text:style-name="P11"/>
      <text:p text:style-name="P10">En el cas plantejat en el enunciat, no hi trobo una decisió optima o millor que la seva oposada: per una banda, que cada treballador s'especialitzi en la seva tasca pot significar que, a la llarga, cadascun faci el seu treball de millor forma al concentrar-se en una única tasca. Per l'altra, que cada treballador es centri en un grup, duent a terme les dues tasques de la empresa, pot implicar una millor compenetració i flexibilitat com a equip, ja que els dos treballadors podrien atendre totes les tasques que l'empresa FinanSoft necessi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2" style:display-name="Heading 2" style:family="paragraph" style:parent-style-name="Heading" style:class="text"/>
    <style:style style:name="Footer" style:family="paragraph" style:parent-style-name="Standard" style:class="extra"/>
    <style:style style:name="Header" style:family="paragraph" style:parent-style-name="Standard" style:class="extra"/>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font-size="10pt" officeooo:rsid="000b6640" officeooo:paragraph-rsid="000b6640" style:font-size-asian="8.75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Astor Prieto DehghanPour</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c</meta:initial-creator>
    <meta:editing-cycles>15</meta:editing-cycles>
    <meta:creation-date>2014-03-19T16:12:00</meta:creation-date>
    <dc:date>2015-03-19T16:29:01.743000000</dc:date>
    <meta:editing-duration>PT1H9M42S</meta:editing-duration>
    <meta:generator>LibreOffice/4.3.5.2$Windows_x86 LibreOffice_project/3a87456aaa6a95c63eea1c1b3201acedf0751bd5</meta:generator>
    <meta:document-statistic meta:table-count="0" meta:image-count="0" meta:object-count="0" meta:page-count="4" meta:paragraph-count="31" meta:word-count="1040" meta:character-count="6598" meta:non-whitespace-character-count="5587"/>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